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/>
          <table:table-cell>
            <draw:frame table:end-cell-address="Sheet1.H19" table:end-x="0.475cm" table:end-y="0.186cm" draw:z-index="0" draw:style-name="gr1" svg:width="8.001cm" svg:height="6.987cm" svg:x="1.506cm" svg:y="0.425cm">
              <draw:object draw:notify-on-update-of-ranges="Sheet1.B1:Sheet1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2011／03／14</text:date>, <text:time>15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14T14:51:39.93</meta:creation-date>
    <dc:date>2011-03-14T15:04:52.73</dc:date>
    <meta:editing-duration>PT00H03M09S</meta:editing-duration>
    <meta:editing-cycles>1</meta:editing-cycles>
    <meta:document-statistic meta:table-count="3" meta:cell-count="14" meta:object-count="1"/>
    <meta:generator>IBM_Lotus_Symphony/3.0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6.213cm" svg:y="3.186cm" chart:style-name="ch2"/>
        <chart:plot-area chart:style-name="ch3" table:cell-range-address="Sheet1.B1:Sheet1.B7" svg:x="0.16cm" svg:y="0.139cm" svg:width="5.894cm" svg:height="6.57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 text:id="Sheet1.B1:Sheet1.B7">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